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132cm" fo:min-width="3.178cm"/>
    </style:style>
    <style:style style:name="gr4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132cm" fo:min-width="5.8cm"/>
    </style:style>
    <style:style style:name="gr5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132cm" fo:min-width="3.8cm"/>
    </style:style>
    <style:style style:name="gr6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2cm" svg:stroke-color="#808080" draw:marker-start="Symmetric_20_Arrow" draw:marker-start-width="0.6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family="Tahoma" style:font-family-generic="swiss" style:font-pitch="variable" fo:font-size="32pt" style:text-underline-style="none" style:font-size-asian="32pt" style:font-weight-asian="normal" style:font-size-complex="32pt"/>
    </style:style>
    <style:style style:name="T1" style:family="text">
      <style:text-properties fo:color="#000000" fo:font-family="Tahoma" style:font-family-generic="swiss" style:font-pitch="variable" fo:font-size="32pt" style:text-underline-style="none" style:font-size-asian="32pt" style:font-weight-asian="normal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layer="layout" svg:width="4.625cm" svg:height="3.299cm" svg:x="2.7cm" svg:y="5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3.2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678cm" svg:height="1.466cm" svg:x="3.2cm" svg:y="6.634cm">
          <draw:text-box>
            <text:p text:style-name="P2"><text:span text:style-name="T1">client</text:span></text:p>
          </draw:text-box>
        </draw:frame>
        <draw:frame draw:style-name="gr4" draw:text-style-name="P3" draw:layer="layout" svg:width="6.458cm" svg:height="1.466cm" svg:x="1.9cm" svg:y="4.034cm">
          <draw:text-box>
            <text:p text:style-name="P2"><text:span text:style-name="T1">client node</text:span></text:p>
          </draw:text-box>
        </draw:frame>
        <draw:custom-shape draw:style-name="gr1" draw:text-style-name="P1" draw:layer="layout" svg:width="12.5cm" svg:height="3.5cm" svg:x="11.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cm" svg:height="1.5cm" svg:x="12.2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1cm" svg:y="6.7cm">
          <draw:text-box>
            <text:p text:style-name="P2"><text:span text:style-name="T1">server0</text:span></text:p>
          </draw:text-box>
        </draw:frame>
        <draw:frame draw:style-name="gr4" draw:text-style-name="P3" draw:layer="layout" svg:width="6.717cm" svg:height="1.466cm" svg:x="10.9cm" svg:y="3.934cm">
          <draw:text-box>
            <text:p text:style-name="P2"><text:span text:style-name="T1">server node</text:span></text:p>
          </draw:text-box>
        </draw:frame>
        <draw:custom-shape draw:style-name="gr2" draw:text-style-name="P1" draw:layer="layout" svg:width="4.3cm" svg:height="1.5cm" svg:x="12.201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2cm" svg:y="6.7cm">
          <draw:text-box>
            <text:p text:style-name="P2"><text:span text:style-name="T1">server0</text:span></text:p>
          </draw:text-box>
        </draw:frame>
        <draw:custom-shape draw:style-name="gr6" draw:text-style-name="P1" draw:layer="layout" svg:width="4cm" svg:height="1.5cm" svg:x="19.7cm" svg:y="6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3cm" svg:height="1.466cm" svg:x="19.792cm" svg:y="6.7cm">
          <draw:text-box>
            <text:p text:style-name="P2"><text:span text:style-name="T1">GPU0</text:span></text:p>
          </draw:text-box>
        </draw:frame>
        <draw:line draw:style-name="gr7" draw:text-style-name="P1" draw:layer="layout" svg:x1="7.2cm" svg:y1="7.5cm" svg:x2="11.7cm" svg:y2="7.5cm">
          <text:p/>
        </draw:line>
        <draw:line draw:style-name="gr7" draw:text-style-name="P1" draw:layer="layout" svg:x1="16.5cm" svg:y1="7.5cm" svg:x2="19.7cm" svg:y2="7.5cm">
          <text:p/>
        </draw:lin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tsushi Kawai</meta:initial-creator>
    <meta:creation-date>2012-07-31T14:24:46</meta:creation-date>
    <meta:editing-duration>PT02H15M08S</meta:editing-duration>
    <meta:editing-cycles>4</meta:editing-cycles>
    <meta:generator>OpenOffice.org/3.2$Linux OpenOffice.org_project/320m12$Build-9483</meta:generator>
    <dc:date>2012-07-31T17:03:50</dc:date>
    <dc:creator>Atsushi Kawai</dc:creator>
    <meta:document-statistic meta:object-count="37"/>
  </office:meta>
</office:document-meta>
</file>